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kod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código, língua, programa</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code</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6" table:number-rows-repeated="104852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22:58:15.31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1T01:29:18.963000000</dc:date>
    <meta:editing-duration>PT1H19M37S</meta:editing-duration>
    <meta:editing-cycles>13</meta:editing-cycles>
    <meta:generator>LibreOffice/4.3.4.1$Windows_x86 LibreOffice_project/bc356b2f991740509f321d70e4512a6a54c5f243</meta:generator>
    <meta:document-statistic meta:table-count="1" meta:cell-count="210" meta:object-count="0"/>
  </office:meta>
</office:document-meta>
</file>